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4.449cm" fo:min-width="13.8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3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1.02cm" fo:min-width="6.231cm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35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36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37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38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39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40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4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ed1c24" fo:font-size="8pt" style:font-size-asian="8pt" style:font-size-complex="8pt"/>
    </style:style>
    <style:style style:name="T3" style:family="text">
      <style:text-properties fo:color="#ffffff" fo:font-size="8pt" fo:language="ru" fo:country="RU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5" draw:id="id35" draw:layer="layout" svg:width="10.922cm" svg:height="1.143cm" svg:x="142.605cm" svg:y="4.937cm">
          <text:p text:style-name="P1"><text:span text:style-name="T1">Ваше сознание постепенно возвращается из пустоты. </text:span></text:p>
          <text:p text:style-name="P1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6" draw:id="id36">
          <draw:custom-shape draw:style-name="gr2" draw:text-style-name="P4" draw:layer="layout" svg:width="5.334cm" svg:height="1.016cm" svg:x="145.399cm" svg:y="7.096cm">
            <text:p text:style-name="P3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.445cm" svg:height="0.508cm" svg:x="145.399cm" svg:y="6.588cm">
            <text:p text:style-name="P3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" draw:id="id1" draw:layer="layout" svg:width="10.16cm" svg:height="2.921cm" svg:x="142.937cm" svg:y="8.62cm">
          <text:p text:style-name="P1"><text:span text:style-name="T1">Вы пытаетесь открыть глаза. Голова гудит, как от похмелья. </text:span></text:p>
          <text:p text:style-name="P1"><text:span text:style-name="T1">Руками Вы пытаетесь дотянутся до глаз, но руки не поддаются. </text:span></text:p>
          <text:p text:style-name="P1"><text:span text:style-name="T1">Пробуете пошевелить ногами - без результата. </text:span></text:p>
          <text:p text:style-name="P1"><text:span text:style-name="T1">Становится страшно. Спустя несколько минут, </text:span></text:p>
          <text:p text:style-name="P1"><text:span text:style-name="T1">Вам всё таки удаётся приоткрыть глаза. </text:span></text:p>
          <text:p text:style-name="P1"><text:span text:style-name="T1">Ещё столько же потребовалось, что бы навести фокус на собеседника. </text:span></text:p>
          <text:p text:style-name="P1"><text:span text:style-name="T1">Вы разглядели двух женщин. </text:span></text:p>
          <text:p text:style-name="P1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794cm" svg:height="1.016cm" svg:x="137.144cm" svg:y="13.192cm">
          <text:p text:style-name="P3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1.397cm" svg:height="0.508cm" svg:x="137.144cm" svg:y="12.684cm">
          <text:p text:style-name="P3"><text:span text:style-name="T1">ВЫ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4" draw:layer="layout" svg:width="7.112cm" svg:height="1.016cm" svg:x="141.208cm" svg:y="13.192cm">
            <text:p text:style-name="P3"><text:span text:style-name="T1">Что с моими руками и ногами? Они не двигаются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41.208cm" svg:y="12.684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4" draw:layer="layout" svg:width="3.556cm" svg:height="1.016cm" svg:x="149.209cm" svg:y="13.192cm">
            <text:p text:style-name="P3"><text:span text:style-name="T1">Уходите, я хочу спать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49.209cm" svg:y="12.684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8.763cm" svg:height="1.016cm" svg:x="153.654cm" svg:y="13.192cm">
            <text:p text:style-name="P3"><text:span text:style-name="T1">[Раздражённо] Проваливайте! Что Вы делаете у меня дома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0.508cm" svg:x="153.654cm" svg:y="12.684cm">
            <text:p text:style-name="P3"><text:span text:style-name="T1">ВЫ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4" xml:id="id3" draw:id="id3" draw:layer="layout" svg:width="9.906cm" svg:height="1.016cm" svg:x="128cm" svg:y="16.24cm">
          <text:p text:style-name="P3"><text:span text:style-name="T1">Я доктор Элизабет Томпсон. </text:span></text:p>
          <text:p text:style-name="P3"><text:span text:style-name="T1">Это медсестра Агата Стоун (показывает на женщину, стоящую рядом). </text:span></text:p>
          <text:p text:style-name="P3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8" draw:id="id38" draw:layer="layout" svg:width="4.445cm" svg:height="0.508cm" svg:x="128cm" svg:y="15.732cm">
          <text:p text:style-name="P3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2.937cm" svg:y1="10.08cm" svg:x2="137.842cm" svg:y2="12.684cm" draw:start-shape="id1" draw:start-glue-point="3" draw:end-shape="id2" draw:end-glue-point="0" svg:d="M142937 10080h-5095v2604" svg:viewBox="0 0 5096 2605">
          <text:p/>
        </draw:connector>
        <draw:connector draw:style-name="gr11" draw:text-style-name="P3" draw:layer="layout" svg:x1="142.937cm" svg:y1="10.08cm" svg:x2="141.906cm" svg:y2="12.684cm" draw:start-shape="id1" draw:start-glue-point="3" svg:d="M142937 10080h-766v2604h-265" svg:viewBox="0 0 1032 2605">
          <text:p/>
        </draw:connector>
        <draw:connector draw:style-name="gr11" draw:text-style-name="P3" draw:layer="layout" svg:x1="148.017cm" svg:y1="11.541cm" svg:x2="149.907cm" svg:y2="12.684cm" draw:start-shape="id1" draw:start-glue-point="2" svg:d="M148017 11541v822h1890v321" svg:viewBox="0 0 1891 1144">
          <text:p/>
        </draw:connector>
        <draw:connector draw:style-name="gr11" draw:text-style-name="P3" draw:layer="layout" svg:x1="153.097cm" svg:y1="10.08cm" svg:x2="154.352cm" svg:y2="12.684cm" draw:start-shape="id1" draw:start-glue-point="1" svg:d="M153097 10080h878v2604h377" svg:viewBox="0 0 1256 2605">
          <text:p/>
        </draw:connector>
        <draw:custom-shape draw:style-name="gr12" draw:text-style-name="P4" draw:layer="layout" svg:width="5.588cm" svg:height="1.016cm" svg:x="128.127cm" svg:y="19.034cm">
          <text:p text:style-name="P3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97cm" svg:height="0.508cm" svg:x="128.127cm" svg:y="18.526cm">
          <text:p text:style-name="P3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32.953cm" svg:y1="17.256cm" svg:x2="128.825cm" svg:y2="18.526cm" draw:start-shape="id3" draw:start-glue-point="2" svg:d="M132953 17256v886h-4128v384" svg:viewBox="0 0 4129 1271">
          <text:p/>
        </draw:connector>
        <draw:g xml:id="id5" draw:id="id5">
          <draw:custom-shape draw:style-name="gr13" draw:text-style-name="P4" draw:layer="layout" svg:width="10.16cm" svg:height="1.016cm" svg:x="115.427cm" svg:y="21.447cm">
            <text:p text:style-name="P3"><text:span text:style-name="T1">Элис, ты в психиатрической больнице, в отделении интенсивной терапии. </text:span></text:p>
            <text:p text:style-name="P3"><text:span text:style-name="T1">Я твой лечащий врач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115.427cm" svg:y="20.939cm">
            <text:p text:style-name="P3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28.127cm" svg:y1="20.304cm" svg:x2="117.903cm" svg:y2="20.939cm" draw:start-shape="id4" draw:start-glue-point="3" svg:d="M128127 20304h-5362v635h-4862" svg:viewBox="0 0 10225 636">
          <text:p/>
        </draw:connector>
        <draw:custom-shape draw:style-name="gr15" draw:text-style-name="P4" draw:layer="layout" svg:width="3.175cm" svg:height="1.016cm" svg:x="112.125cm" svg:y="23.606cm">
          <text:p text:style-name="P3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1.397cm" svg:height="0.508cm" svg:x="112.125cm" svg:y="23.098cm">
          <text:p text:style-name="P3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15.427cm" svg:y1="21.701cm" svg:x2="112.823cm" svg:y2="23.098cm" draw:start-shape="id5" draw:start-glue-point="3" draw:end-shape="id6" draw:end-glue-point="0" svg:d="M115427 21701h-2604v1397" svg:viewBox="0 0 2605 1398">
          <text:p/>
        </draw:connector>
        <draw:g xml:id="id8" draw:id="id8">
          <draw:custom-shape draw:style-name="gr16" draw:text-style-name="P4" draw:layer="layout" svg:width="5.842cm" svg:height="1.016cm" svg:x="108.315cm" svg:y="26.273cm">
            <text:p text:style-name="P3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108.315cm" svg:y="25.765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112.125cm" svg:y1="24.876cm" svg:x2="111.236cm" svg:y2="25.765cm" draw:start-shape="id7" draw:start-glue-point="3" draw:end-shape="id8" draw:end-glue-point="0" svg:d="M112125 24876h-889v889" svg:viewBox="0 0 890 890">
          <text:p/>
        </draw:connector>
        <draw:g xml:id="id10" draw:id="id10">
          <draw:custom-shape draw:style-name="gr17" draw:text-style-name="P4" draw:layer="layout" svg:width="10.033cm" svg:height="1.016cm" svg:x="103.997cm" svg:y="30.591cm">
            <text:p text:style-name="P3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103.997cm" svg:y="30.083cm">
            <text:p text:style-name="P3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" xml:id="id9" draw:id="id9" draw:layer="layout" svg:width="11.303cm" svg:height="1.143cm" svg:x="101.838cm" svg:y="27.797cm">
          <text:p text:style-name="P1"><text:span text:style-name="T1">Доктор некоторое время в замешательстве смотрит на медсестру, </text:span></text:p>
          <text:p text:style-name="P1"><text:span text:style-name="T1">потом её взгляд возвращается к Вам. </text:span></text:p>
          <text:p text:style-name="P1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08.315cm" svg:y1="26.527cm" svg:x2="107.489cm" svg:y2="27.797cm" draw:start-shape="id8" draw:start-glue-point="3" draw:end-shape="id9" draw:end-glue-point="0" svg:d="M108315 26527h-826v1270" svg:viewBox="0 0 827 1271">
          <text:p/>
        </draw:connector>
        <draw:connector draw:style-name="gr11" draw:text-style-name="P3" draw:layer="layout" svg:x1="107.489cm" svg:y1="28.94cm" svg:x2="106.473cm" svg:y2="30.083cm" draw:start-shape="id9" draw:start-glue-point="2" svg:d="M107489 28940v822h-1016v321" svg:viewBox="0 0 1017 1144">
          <text:p/>
        </draw:connector>
        <draw:custom-shape draw:style-name="gr19" draw:text-style-name="P2" xml:id="id11" draw:id="id11" draw:layer="layout" svg:width="9.144cm" svg:height="1.143cm" svg:x="103.235cm" svg:y="32.496cm">
          <text:p text:style-name="P1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09.013cm" svg:y1="31.607cm" svg:x2="107.807cm" svg:y2="32.496cm" draw:start-shape="id10" draw:start-glue-point="2" draw:end-shape="id11" draw:end-glue-point="0" svg:d="M109013 31607v444h-1206v445" svg:viewBox="0 0 1207 890">
          <text:p/>
        </draw:connector>
        <draw:custom-shape draw:style-name="gr20" draw:text-style-name="P4" draw:layer="layout" svg:width="7.239cm" svg:height="1.016cm" svg:x="99.806cm" svg:y="35.036cm">
          <text:p text:style-name="P3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1.397cm" svg:height="0.508cm" svg:x="99.806cm" svg:y="34.528cm">
          <text:p text:style-name="P3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03.235cm" svg:y1="33.067cm" svg:x2="100.504cm" svg:y2="34.528cm" draw:start-shape="id11" draw:start-glue-point="3" draw:end-shape="id12" draw:end-glue-point="0" svg:d="M103235 33067h-2731v1461" svg:viewBox="0 0 2732 1462">
          <text:p/>
        </draw:connector>
        <draw:g xml:id="id14" draw:id="id14">
          <draw:custom-shape draw:style-name="gr21" draw:text-style-name="P4" draw:layer="layout" svg:width="6.096cm" svg:height="1.016cm" svg:x="95.615cm" svg:y="37.576cm">
            <text:p text:style-name="P3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95.615cm" svg:y="37.068cm">
            <text:p text:style-name="P3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99.806cm" svg:y1="36.306cm" svg:x2="98.091cm" svg:y2="37.068cm" draw:start-shape="id13" draw:start-glue-point="3" svg:d="M99806 36306h-1108v762h-607" svg:viewBox="0 0 1716 763">
          <text:p/>
        </draw:connector>
        <draw:custom-shape draw:style-name="gr22" draw:text-style-name="P4" draw:layer="layout" svg:width="4.699cm" svg:height="1.016cm" svg:x="91.551cm" svg:y="40.243cm">
          <text:p text:style-name="P3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5" draw:id="id15" draw:layer="layout" svg:width="1.397cm" svg:height="0.508cm" svg:x="91.551cm" svg:y="39.735cm">
          <text:p text:style-name="P3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95.615cm" svg:y1="37.83cm" svg:x2="92.249cm" svg:y2="39.735cm" draw:start-shape="id14" draw:start-glue-point="3" draw:end-shape="id15" draw:end-glue-point="0" svg:d="M95615 37830h-3366v1905" svg:viewBox="0 0 3367 1906">
          <text:p/>
        </draw:connector>
        <draw:g xml:id="id17" draw:id="id17">
          <draw:custom-shape draw:style-name="gr23" draw:text-style-name="P4" draw:layer="layout" svg:width="8.128cm" svg:height="1.143cm" svg:x="85.455cm" svg:y="42.783cm">
            <text:p text:style-name="P3"><text:span text:style-name="T1">Ты представляла опасность для себя и окружающих. </text:span></text:p>
            <text:p text:style-name="P3"><text:span text:style-name="T1">Нам пришлось обездвижить тебя.</text:span></text:p>
            <text:p text:style-name="P3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85.455cm" svg:y="42.275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91.551cm" svg:y1="41.513cm" svg:x2="87.931cm" svg:y2="42.275cm" draw:start-shape="id16" draw:start-glue-point="3" svg:d="M91551 41513h-2060v762h-1560" svg:viewBox="0 0 3621 763">
          <text:p/>
        </draw:connector>
        <draw:custom-shape draw:style-name="gr5" draw:text-style-name="P4" xml:id="id19" draw:id="id19" draw:layer="layout" svg:width="2.794cm" svg:height="1.016cm" svg:x="80.629cm" svg:y="45.323cm">
          <text:p text:style-name="P3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8" draw:id="id18" draw:layer="layout" svg:width="1.397cm" svg:height="0.508cm" svg:x="80.629cm" svg:y="44.815cm">
          <text:p text:style-name="P3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85.455cm" svg:y1="43.1cm" svg:x2="81.327cm" svg:y2="44.815cm" draw:start-shape="id17" draw:start-glue-point="3" draw:end-shape="id18" draw:end-glue-point="0" svg:d="M85455 43100h-4128v1715" svg:viewBox="0 0 4129 1716">
          <text:p/>
        </draw:connector>
        <draw:custom-shape draw:style-name="gr17" draw:text-style-name="P4" xml:id="id21" draw:id="id21" draw:layer="layout" svg:width="10.033cm" svg:height="1.016cm" svg:x="73.263cm" svg:y="47.736cm">
          <text:p text:style-name="P3"><text:span text:style-name="T1">Время покажет. На сегодня хватит. </text:span></text:p>
          <text:p text:style-name="P3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20" draw:id="id20" draw:layer="layout" svg:width="4.953cm" svg:height="0.508cm" svg:x="73.263cm" svg:y="47.228cm">
          <text:p text:style-name="P3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80.629cm" svg:y1="45.831cm" svg:x2="75.739cm" svg:y2="47.228cm" draw:start-shape="id19" draw:start-glue-point="3" draw:end-shape="id20" draw:end-glue-point="0" svg:d="M80629 45831h-4890v1397" svg:viewBox="0 0 4891 1398">
          <text:p/>
        </draw:connector>
        <draw:custom-shape draw:style-name="gr24" draw:text-style-name="P4" draw:layer="layout" svg:width="5.715cm" svg:height="1.016cm" svg:x="67.421cm" svg:y="52.689cm">
          <text:p text:style-name="P3"><text:span text:style-name="T1">Пожалуйста, постойте. </text:span></text:p>
          <text:p text:style-name="P3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397cm" svg:height="0.508cm" svg:x="67.421cm" svg:y="52.181cm">
          <text:p text:style-name="P3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xml:id="id22" draw:id="id22" draw:layer="layout" svg:width="9.144cm" svg:height="1.143cm" svg:x="65.643cm" svg:y="49.641cm">
          <text:p text:style-name="P1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73.263cm" svg:y1="48.244cm" svg:x2="70.215cm" svg:y2="49.641cm" draw:start-shape="id21" draw:start-glue-point="3" draw:end-shape="id22" draw:end-glue-point="0" svg:d="M73263 48244h-3048v1397" svg:viewBox="0 0 3049 1398">
          <text:p/>
        </draw:connector>
        <draw:connector draw:style-name="gr11" draw:text-style-name="P3" draw:layer="layout" svg:x1="70.215cm" svg:y1="50.784cm" svg:x2="68.119cm" svg:y2="52.181cm" draw:start-shape="id22" draw:start-glue-point="2" svg:d="M70215 50784v949h-2096v448" svg:viewBox="0 0 2097 1398">
          <text:p/>
        </draw:connector>
        <draw:g xml:id="id25" draw:id="id25">
          <draw:custom-shape draw:style-name="gr25" draw:text-style-name="P4" draw:layer="layout" svg:width="6.604cm" svg:height="1.016cm" svg:x="60.944cm" svg:y="54.975cm">
            <text:p text:style-name="P3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60.944cm" svg:y="54.467cm">
            <text:p text:style-name="P3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67.421cm" svg:y1="52.943cm" svg:x2="63.42cm" svg:y2="54.467cm" svg:d="M67421 52943h-2000v1524h-2001" svg:viewBox="0 0 4002 1525">
          <text:p/>
        </draw:connector>
        <draw:custom-shape draw:style-name="gr26" draw:text-style-name="P2" xml:id="id23" draw:id="id23" draw:layer="layout" svg:width="14.351cm" svg:height="4.699cm" svg:x="55.102cm" svg:y="57.007cm">
          <text:p text:style-name="P1"><text:span text:style-name="T1">Агата ненадолго выходит из палаты и возвращается с двумя санитарами.</text:span></text:p>
          <text:p text:style-name="P1"><text:span text:style-name="T1">Вместе они отвязывают Вас. </text:span></text:p>
          <text:p text:style-name="P1"><text:span text:style-name="T1">Аккуратно поднимают. Вы чувствуете сильную слабость в конечностях.</text:span></text:p>
          <text:p text:style-name="P1"><text:span text:style-name="T1">Понимая это Санитары берут Вас под руки, что бы не упали, и медленно выводят из платы.</text:span></text:p>
          <text:p text:style-name="P1"><text:span text:style-name="T1">Выйдя за дверь Вы оглядываетесь по сторонам. </text:span></text:p>
          <text:p text:style-name="P1"><text:span text:style-name="T1">По обе стороны от Вас длинный коридор с дверьми. </text:span></text:p>
          <text:p text:style-name="P1"><text:span text:style-name="T1">В коридоре стоят люди в больничной палате. </text:span></text:p>
          <text:p text:style-name="P1"><text:span text:style-name="T1">Увидев Вас они на некоторое время смотрят как Вас ведут под руки.</text:span></text:p>
          <text:p text:style-name="P1"><text:span text:style-name="T1">Слышите как люди переговариваются.</text:span></text:p>
          <text:p text:style-name="P1"><text:span text:style-name="T1">Вас заводят в туалет.</text:span></text:p>
          <text:p text:style-name="P1"><text:span text:style-name="T1">Сестра Агата помогает Вам снять больничную одежду, усаживает и даёт время справить нужду.</text:span></text:p>
          <text:p text:style-name="P1"><text:span text:style-name="T1">После того как Вы заканчиваете и Агата помогает одеться, двое санитаров отводят Вас обратно в палату.</text:span></text:p>
          <text:p text:style-name="P1"><text:span text:style-name="T1">Усаживают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8" draw:layer="layout" svg:width="4.642cm" svg:height="0.635cm" svg:x="55.032cm" svg:y="56.118cm">
          <draw:text-box>
            <text:p text:style-name="P7"><text:span text:style-name="T2">Разбить на части с диалогами?</text:span></text:p>
          </draw:text-box>
        </draw:frame>
        <draw:g xml:id="id24" draw:id="id24">
          <draw:custom-shape draw:style-name="gr16" draw:text-style-name="P4" draw:layer="layout" svg:width="5.842cm" svg:height="1.016cm" svg:x="55.229cm" svg:y="63.865cm">
            <text:p text:style-name="P3"><text:span text:style-name="T1">Посиди немного, принесу воды. Я быстро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55.229cm" svg:y="63.357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62.277cm" svg:y1="61.706cm" svg:x2="58.15cm" svg:y2="63.357cm" draw:start-shape="id23" draw:start-glue-point="2" draw:end-shape="id24" draw:end-glue-point="0" svg:d="M62277 61706v825h-4127v826" svg:viewBox="0 0 4128 1652">
          <text:p/>
        </draw:connector>
        <draw:connector draw:style-name="gr11" draw:text-style-name="P3" draw:layer="layout" svg:x1="64.246cm" svg:y1="55.991cm" svg:x2="62.277cm" svg:y2="57.007cm" draw:start-shape="id25" draw:start-glue-point="2" draw:end-shape="id23" draw:end-glue-point="0" svg:d="M64246 55991v508h-1969v508" svg:viewBox="0 0 1970 1017">
          <text:p/>
        </draw:connector>
        <draw:custom-shape draw:style-name="gr28" draw:text-style-name="P2" xml:id="id26" draw:id="id26" draw:layer="layout" svg:width="10.16cm" svg:height="1.524cm" svg:x="51.927cm" svg:y="65.643cm">
          <text:p text:style-name="P1"><text:span text:style-name="T1">Вы с трудом сидите. Вероятно это последствия транквилизаторов.</text:span></text:p>
          <text:p text:style-name="P1"><text:span text:style-name="T1">Спустя пять минут Агата возвращается в палату со стаканом воды в руках.</text:span></text:p>
          <text:p text:style-name="P1"><text:span text:style-name="T1">Она аккуратно даёт Вам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58.15cm" svg:y1="64.881cm" svg:x2="57.007cm" svg:y2="65.643cm" draw:start-shape="id24" draw:start-glue-point="2" draw:end-shape="id26" draw:end-glue-point="0" svg:d="M58150 64881v381h-1143v381" svg:viewBox="0 0 1144 763">
          <text:p/>
        </draw:connector>
        <draw:g xml:id="id27" draw:id="id27">
          <draw:custom-shape draw:style-name="gr16" draw:text-style-name="P4" draw:layer="layout" svg:width="5.842cm" svg:height="1.016cm" svg:x="54.086cm" svg:y="68.818cm">
            <text:p text:style-name="P3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4.953cm" svg:height="0.508cm" svg:x="54.086cm" svg:y="68.31cm">
            <text:p text:style-name="P3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3" draw:layer="layout" svg:x1="57.007cm" svg:y1="67.167cm" svg:x2="57.007cm" svg:y2="68.31cm" draw:start-shape="id26" draw:start-glue-point="2" draw:end-shape="id27" draw:end-glue-point="0" svg:d="M57007 67167v1143" svg:viewBox="0 0 1 1144">
          <text:p/>
        </draw:connector>
        <draw:g xml:id="id28" draw:id="id28">
          <draw:custom-shape draw:style-name="gr24" draw:text-style-name="P4" draw:layer="layout" svg:width="5.715cm" svg:height="1.016cm" svg:x="49.768cm" svg:y="71.485cm">
            <text:p text:style-name="P3"><text:span text:style-name="T1">Вы опять привяжите меня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49.768cm" svg:y="70.977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54.086cm" svg:y1="69.072cm" svg:x2="50.466cm" svg:y2="70.977cm" draw:start-shape="id27" draw:start-glue-point="3" svg:d="M54086 69072h-2061v1905h-1559" svg:viewBox="0 0 3621 1906">
          <text:p/>
        </draw:connector>
        <draw:g xml:id="id29" draw:id="id29">
          <draw:custom-shape draw:style-name="gr29" draw:text-style-name="P4" draw:layer="layout" svg:width="8.763cm" svg:height="1.143cm" svg:x="48.244cm" svg:y="74.025cm">
            <text:p text:style-name="P3"><text:span text:style-name="T1"><text:s/></text:span><text:span text:style-name="T1">Извини, таковы правила. Но не переживай. </text:span></text:p>
            <text:p text:style-name="P3"><text:span text:style-name="T1">Утром я тебя отвяжу. Конечно если будешь вести себя хорошо.</text:span></text:p>
            <text:p text:style-name="P3"><text:span text:style-name="T1">Договорились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953cm" svg:height="0.508cm" svg:x="48.244cm" svg:y="73.517cm">
            <text:p text:style-name="P3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52.625cm" svg:y1="72.501cm" svg:x2="52.625cm" svg:y2="73.517cm" draw:start-shape="id28" draw:start-glue-point="2" draw:end-shape="id29" draw:end-glue-point="0" svg:d="M52625 72501v1016" svg:viewBox="0 0 1 1017">
          <text:p/>
        </draw:connector>
        <draw:g xml:id="id30" draw:id="id30">
          <draw:custom-shape draw:style-name="gr24" draw:text-style-name="P4" draw:layer="layout" svg:width="5.715cm" svg:height="1.016cm" svg:x="48.371cm" svg:y="76.946cm">
            <text:p text:style-name="P3"><text:span text:style-name="T1">Да. Похоже у меня нет выбора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48.371cm" svg:y="76.438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52.625cm" svg:y1="75.168cm" svg:x2="49.069cm" svg:y2="76.438cm" draw:start-shape="id29" draw:start-glue-point="2" svg:d="M52625 75168v885h-3556v385" svg:viewBox="0 0 3557 1271">
          <text:p/>
        </draw:connector>
        <draw:custom-shape draw:style-name="gr30" draw:text-style-name="P2" xml:id="id31" draw:id="id31" draw:layer="layout" svg:width="8.763cm" svg:height="1.651cm" svg:x="49.133cm" svg:y="78.978cm">
          <text:p text:style-name="P1"><text:span text:style-name="T1">Медленно ложитесь и санитары фиксируют Ваши ноги и руки.</text:span></text:p>
          <text:p text:style-name="P1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51.228cm" svg:y1="77.962cm" svg:x2="53.514cm" svg:y2="78.978cm" draw:start-shape="id30" draw:start-glue-point="2" draw:end-shape="id31" draw:end-glue-point="0" svg:d="M51228 77962v508h2286v508" svg:viewBox="0 0 2287 1017">
          <text:p/>
        </draw:connector>
        <draw:g xml:id="id32" draw:id="id32">
          <draw:custom-shape draw:style-name="gr24" draw:text-style-name="P4" draw:layer="layout" svg:width="5.715cm" svg:height="1.016cm" svg:x="47.99cm" svg:y="82.661cm">
            <text:p text:style-name="P3"><text:span text:style-name="T1">Пожалуйста, можно без лекарств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397cm" svg:height="0.508cm" svg:x="47.99cm" svg:y="82.153cm">
            <text:p text:style-name="P3"><text:span text:style-name="T1">В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53.514cm" svg:y1="80.629cm" svg:x2="48.688cm" svg:y2="82.153cm" draw:start-shape="id31" draw:start-glue-point="2" svg:d="M53514 80629v1012h-4826v512" svg:viewBox="0 0 4827 1525">
          <text:p/>
        </draw:connector>
        <draw:g xml:id="id33" draw:id="id33">
          <draw:custom-shape draw:style-name="gr31" draw:text-style-name="P4" draw:layer="layout" svg:width="6.731cm" svg:height="1.27cm" svg:x="46.72cm" svg:y="85.455cm">
            <text:p text:style-name="P3"><text:span text:style-name="T1">Распоряжение твоего лечащего врача. </text:span></text:p>
            <text:p text:style-name="P3"><text:span text:style-name="T1">Не беспокойся, всё будет хорошо. </text:span></text:p>
            <text:p text:style-name="P3"><text:span text:style-name="T1">Ты отдохнёшь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953cm" svg:height="0.508cm" svg:x="46.72cm" svg:y="84.947cm">
            <text:p text:style-name="P3"><text:span text:style-name="T1">МЕДСЕСТРА АГАТА СТОУН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3" draw:layer="layout" svg:x1="50.847cm" svg:y1="83.677cm" svg:x2="49.196cm" svg:y2="84.947cm" draw:start-shape="id32" draw:start-glue-point="2" svg:d="M50847 83677v886h-1651v384" svg:viewBox="0 0 1652 1271">
          <text:p/>
        </draw:connector>
        <draw:custom-shape draw:style-name="gr32" draw:text-style-name="P2" xml:id="id34" draw:id="id34" draw:layer="layout" svg:width="6.858cm" svg:height="1.524cm" svg:x="46.72cm" svg:y="87.487cm">
          <text:p text:style-name="P1"><text:span text:style-name="T1">Агата осторожно делает укол в Ваше плечо.</text:span></text:p>
          <text:p text:style-name="P1"><text:span text:style-name="T1">Санитары и медсестра выходят из палаты,</text:span></text:p>
          <text:p text:style-name="P1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50.085cm" svg:y1="86.725cm" svg:x2="50.149cm" svg:y2="87.487cm" draw:start-shape="id33" draw:start-glue-point="2" draw:end-shape="id34" draw:end-glue-point="0" svg:d="M50085 86725v381h64v381" svg:viewBox="0 0 65 763">
          <text:p/>
        </draw:connector>
        <draw:connector draw:style-name="gr11" draw:text-style-name="P3" draw:layer="layout" svg:x1="148.066cm" svg:y1="6.08cm" svg:x2="148.066cm" svg:y2="6.588cm" draw:start-shape="id35" draw:start-glue-point="2" draw:end-shape="id36" draw:end-glue-point="0" svg:d="M148066 6080v508" svg:viewBox="0 0 1 509">
          <text:p/>
        </draw:connector>
        <draw:connector draw:style-name="gr11" draw:text-style-name="P3" draw:layer="layout" svg:x1="148.066cm" svg:y1="8.112cm" svg:x2="148.017cm" svg:y2="8.62cm" draw:start-shape="id36" draw:start-glue-point="2" draw:end-shape="id1" draw:end-glue-point="0" svg:d="M148066 8112v254h-49v254" svg:viewBox="0 0 50 509">
          <text:p/>
        </draw:connector>
        <draw:frame draw:style-name="gr33" draw:text-style-name="P10" draw:layer="layout" svg:width="4.968cm" svg:height="0.962cm" svg:x="108.315cm" svg:y="14.335cm">
          <draw:text-box>
            <text:p text:style-name="P9">Вопрос про год</text:p>
          </draw:text-box>
        </draw:frame>
        <draw:frame draw:style-name="gr33" draw:text-style-name="P10" draw:layer="layout" svg:width="9.371cm" svg:height="0.962cm" svg:x="108.696cm" svg:y="15.859cm">
          <draw:text-box>
            <text:p text:style-name="P9">Вопрос про английские имена</text:p>
          </draw:text-box>
        </draw:frame>
        <draw:custom-shape draw:style-name="gr34" draw:text-style-name="P12" xml:id="id37" draw:id="id37" draw:layer="layout" svg:width="2.032cm" svg:height="0.508cm" svg:x="137.144cm" svg:y="14.208cm">
          <text:p text:style-name="P11"><text:span text:style-name="T3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xml:id="id4" draw:id="id4" draw:layer="layout" svg:width="2.794cm" svg:height="0.508cm" svg:x="128.127cm" svg:y="20.05cm">
          <text:p text:style-name="P11"><text:span text:style-name="T3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xml:id="id7" draw:id="id7" draw:layer="layout" svg:width="2.286cm" svg:height="0.508cm" svg:x="112.125cm" svg:y="24.622cm">
          <text:p text:style-name="P11"><text:span text:style-name="T3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xml:id="id13" draw:id="id13" draw:layer="layout" svg:width="2.286cm" svg:height="0.508cm" svg:x="99.806cm" svg:y="36.052cm">
          <text:p text:style-name="P11"><text:span text:style-name="T3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xml:id="id16" draw:id="id16" draw:layer="layout" svg:width="2.54cm" svg:height="0.508cm" svg:x="91.551cm" svg:y="41.259cm">
          <text:p text:style-name="P11"><text:span text:style-name="T3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draw:layer="layout" svg:width="2.54cm" svg:height="0.508cm" svg:x="80.629cm" svg:y="46.339cm">
          <text:p text:style-name="P11"><text:span text:style-name="T3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37.144cm" svg:y1="14.462cm" svg:x2="130.222cm" svg:y2="15.732cm" draw:start-shape="id37" draw:start-glue-point="3" draw:end-shape="id38" draw:end-glue-point="0" svg:d="M137144 14462h-6922v1270" svg:viewBox="0 0 6923 1271">
          <text:p/>
        </draw:connector>
        <draw:custom-shape draw:style-name="gr39" draw:text-style-name="P13" draw:layer="layout" svg:width="2.921cm" svg:height="0.508cm" svg:x="67.421cm" svg:y="53.705cm">
          <text:p text:style-name="P11"><text:span text:style-name="T3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4" xml:id="id39" draw:id="id39" draw:layer="layout" svg:width="3.81cm" svg:height="0.762cm" svg:x="137.906cm" svg:y="7.985cm">
          <text:p text:style-name="P1"><text:span text:style-name="T1">Добавляет портреты</text:span></text:p>
          <text:p text:style-name="P1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5" draw:layer="layout" draw:type="line" svg:x1="142.937cm" svg:y1="10.08cm" svg:x2="141.716cm" svg:y2="8.366cm" draw:start-shape="id1" draw:start-glue-point="3" draw:end-shape="id39" draw:end-glue-point="1" svg:d="M142937 10080l-1221-1714" svg:viewBox="0 0 1222 1715">
          <text:p/>
        </draw:connector>
        <draw:custom-shape draw:style-name="gr42" draw:text-style-name="P14" xml:id="id40" draw:id="id40" draw:layer="layout" svg:width="4.064cm" svg:height="0.762cm" svg:x="122.793cm" svg:y="16.24cm">
          <text:p text:style-name="P1"><text:span text:style-name="T1">Обновить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5" draw:layer="layout" draw:type="line" svg:x1="128cm" svg:y1="16.748cm" svg:x2="126.857cm" svg:y2="16.621cm" draw:start-shape="id3" draw:start-glue-point="3" draw:end-shape="id40" draw:end-glue-point="1" svg:d="M128000 16748l-1143-127" svg:viewBox="0 0 1144 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5T21:31:50.903003060</dc:date>
    <meta:editing-duration>PT6H25M31S</meta:editing-duration>
    <meta:editing-cycles>108</meta:editing-cycles>
    <meta:generator>LibreOffice/6.0.7.3$Linux_X86_64 LibreOffice_project/00m0$Build-3</meta:generator>
    <meta:document-statistic meta:object-count="126"/>
  </office:meta>
</office:document-meta>
</file>